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2" svg:width="16.626cm" svg:height="10.68cm" svg:x="2.511cm" svg:y="15.171cm">
            <draw:object draw:notify-on-update-of-ranges="Planilha1.B5:Planilha1.B12 Planilha1.F5:Planilha1.F12 Planilha1.B5:Planilha1.B12 Planilha1.H5:Planilha1.H12" xlink:href="./Object 1" xlink:type="simple" xlink:show="embed" xlink:actuate="onLoad">
              <loext:p text:style-name="P1">= 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6.626cm" svg:height="10.68cm" svg:x="19.932cm" svg:y="16.326cm">
            <draw:object draw:notify-on-update-of-ranges="Planilha1.L5:Planilha1.L12 Planilha1.P5:Planilha1.P12 Planilha1.L5:Planilha1.L12 Planilha1.R5:Planilha1.R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 table:number-columns-repeated="9"/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2" table:number-rows-spanned="1">
            <text:p>Vazão 1</text:p>
          </table:table-cell>
          <table:covered-table-cell/>
          <table:table-cell office:value-type="string" calcext:value-type="string">
            <text:p>$ \dot{m} $ (kg/s)</text:p>
          </table:table-cell>
          <table:table-cell table:style-name="ce2" table:formula="of:= 1 * [.E5] * [.E20] * SQRT( (2  * ( [.F8] ) / (1 - (([.E20]*[.E5])/([.E23]*[.E8]))^2) ))" office:value-type="float" office:value="0.0868567356700659" calcext:value-type="float">
            <text:p>0,08686</text:p>
          </table:table-cell>
          <table:table-cell table:formula="of:=1*[.E5]*[.E20]*SQRT((2*([.F9]))/(1-(([.E20]*[.E5])/([.E24]*[.E9]))^2))" office:value-type="float" office:value="0.0234344935779147" calcext:value-type="float">
            <text:p>0,023</text:p>
          </table:table-cell>
          <table:table-cell table:formula="of:= 1 * [.E5] * [.E20] * SQRT( (2  * ( ([.D9] - [.D5]) / SUM( [.E5:.E9]) ) / (1 - (([.E20]*[.E5])/([.E24]*[.E9]))^2) )) * 5" office:value-type="float" office:value="0.0526305442187003" calcext:value-type="float">
            <text:p>0,053</text:p>
          </table:table-cell>
          <table:table-cell table:number-columns-repeated="4"/>
          <table:table-cell office:value-type="string" calcext:value-type="string" table:number-columns-spanned="2" table:number-rows-spanned="1">
            <text:p>Vazão 2</text:p>
          </table:table-cell>
          <table:covered-table-cell/>
          <table:table-cell office:value-type="string" calcext:value-type="string">
            <text:p>$ \dot{m} $ (kg/s)</text:p>
          </table:table-cell>
          <table:table-cell table:style-name="ce2" table:formula="of:= 1 * [.O5] * [.E20] * SQRT( (2  *  [.P9]) / (1 - (([.E20]*[.O5])/([.E24]*[.O9]))^2) )" office:value-type="float" office:value="0.0236719172041441" calcext:value-type="float">
            <text:p>0,023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$ h_{man} $ (cm)</text:p>
          </table:table-cell>
          <table:table-cell office:value-type="string" calcext:value-type="string">
            <text:p>$P_{ar}$ (Pa)</text:p>
          </table:table-cell>
          <table:table-cell office:value-type="string" calcext:value-type="string">
            <text:p>densidade $(kg / m^3)$</text:p>
          </table:table-cell>
          <table:table-cell office:value-type="string" calcext:value-type="string">
            <text:p>$ \Delta EP_x $ (J/kg)</text:p>
          </table:table-cell>
          <table:table-cell office:value-type="string" calcext:value-type="string">
            <text:p>$V_x$ ( m / s)</text:p>
          </table:table-cell>
          <table:table-cell office:value-type="string" calcext:value-type="string">
            <text:p>$ \Delta EK_x $ (J / kg)</text:p>
          </table:table-cell>
          <table:table-cell office:value-type="string" calcext:value-type="string">
            <text:p>EP</text:p>
          </table:table-cell>
          <table:table-cell table:number-columns-repeated="2"/>
          <table:table-cell office:value-type="string" calcext:value-type="string">
            <text:p>Ponto</text:p>
          </table:table-cell>
          <table:table-cell office:value-type="string" calcext:value-type="string">
            <text:p>h_{man} cm</text:p>
          </table:table-cell>
          <table:table-cell office:value-type="string" calcext:value-type="string">
            <text:p>$P_{ar}$ (Pa)</text:p>
          </table:table-cell>
          <table:table-cell office:value-type="string" calcext:value-type="string">
            <text:p>densidade $(kg / m^3)$</text:p>
          </table:table-cell>
          <table:table-cell office:value-type="string" calcext:value-type="string">
            <text:p>$ \Delta EP_x $ (N)</text:p>
          </table:table-cell>
          <table:table-cell office:value-type="string" calcext:value-type="string">
            <text:p>$V_x$ ( m / s)</text:p>
          </table:table-cell>
          <table:table-cell office:value-type="string" calcext:value-type="string">
            <text:p>$ \Delta EK_x $ (N)</text:p>
          </table:table-cell>
        </table:table-row>
        <table:table-row table:style-name="ro1">
          <table:table-cell/>
          <table:table-cell office:value-type="float" office:value="1" calcext:value-type="float">
            <text:p>1,000</text:p>
          </table:table-cell>
          <table:table-cell office:value-type="float" office:value="-6.1" calcext:value-type="float">
            <text:p>-6,100</text:p>
          </table:table-cell>
          <table:table-cell table:formula="of:=[.$H$16]+([.$G$16]*[.$D$16]*[.C5]*0.01)" office:value-type="float" office:value="91000.07358" calcext:value-type="float">
            <text:p>91000,074</text:p>
          </table:table-cell>
          <table:table-cell office:value-type="float" office:value="1.159" calcext:value-type="float">
            <text:p>1,159</text:p>
          </table:table-cell>
          <table:table-cell table:formula="of:=([.$D$5]/[.$E$5]) * ([.$G$19]/([.$G$19]-1)) * (([.D5]/[.$D$5])^(([.$G$19] - 1)/[.$G$19]) -1)" office:value-type="float" office:value="0" calcext:value-type="float">
            <text:p>0,000</text:p>
          </table:table-cell>
          <table:table-cell table:formula="of:=[.$E$3] / ([.E5] * [.E20])" office:value-type="float" office:value="33.9686624748742" calcext:value-type="float">
            <text:p>33,969</text:p>
          </table:table-cell>
          <table:table-cell table:formula="of:=(([.G5]^2)-([.$G$5]^2))/2"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-6.1" calcext:value-type="float">
            <text:p>-6,100</text:p>
          </table:table-cell>
          <table:table-cell table:formula="of:=[.$H$16]+([.$G$16]*[.$D$16]*[.M5]*0.01)" office:value-type="float" office:value="91000.07358" calcext:value-type="float">
            <text:p>91000,074</text:p>
          </table:table-cell>
          <table:table-cell office:value-type="float" office:value="1.159" calcext:value-type="float">
            <text:p>1,159</text:p>
          </table:table-cell>
          <table:table-cell table:formula="of:=([.$D$5]/[.$E$5]) * ([.$G$19]/([.$G$19]-1)) * (([.N5]/[.$D$5])^(([.$G$19] - 1)/[.$G$19]) -1)" office:value-type="float" office:value="0" calcext:value-type="float">
            <text:p>0,000</text:p>
          </table:table-cell>
          <table:table-cell table:formula="of:=[.$O$3] / ([.O5] * [.E20] )" office:value-type="float" office:value="9.25781241302007" calcext:value-type="float">
            <text:p>9,258</text:p>
          </table:table-cell>
          <table:table-cell table:formula="of:=(([.Q5]^2)-([.$Q$5]^2))/2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2" calcext:value-type="float">
            <text:p>2,000</text:p>
          </table:table-cell>
          <table:table-cell office:value-type="float" office:value="-11" calcext:value-type="float">
            <text:p>-11,000</text:p>
          </table:table-cell>
          <table:table-cell table:formula="of:=[.$H$16]+([.$G$16]*[.$D$16]*[.C6]*0.01)" office:value-type="float" office:value="90522.29124" calcext:value-type="float">
            <text:p>90522,291</text:p>
          </table:table-cell>
          <table:table-cell table:formula="of:=[.$E$5] * ([.D6]/[.$D$5])^(1/[.$G$19])" office:value-type="float" office:value="1.15465019182539" calcext:value-type="float">
            <text:p>1,155</text:p>
          </table:table-cell>
          <table:table-cell table:formula="of:=([.$D$5]/[.$E$5]) *  ([.$G$19]/([.$G$19]-1))  * ( ([.D6]/[.$D$5])^(([.$G$19] - 1) / [.$G$19] ) - 1 )" office:value-type="float" office:value="-413.012027009166" calcext:value-type="float">
            <text:p>-413,012</text:p>
          </table:table-cell>
          <table:table-cell table:formula="of:=[.$E$3] / ([.E6] * [.E21])" office:value-type="float" office:value="39.8906423587936" calcext:value-type="float">
            <text:p>39,891</text:p>
          </table:table-cell>
          <table:table-cell table:formula="of:=(([.G6]^2)-([.$G$5]^2))/2" office:value-type="float" office:value="218.696658732625" calcext:value-type="float">
            <text:p>218,697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-10" calcext:value-type="float">
            <text:p>-10,000</text:p>
          </table:table-cell>
          <table:table-cell table:formula="of:=[.$H$16]+([.$G$16]*[.$D$16]*[.M6]*0.01)" office:value-type="float" office:value="90619.79784" calcext:value-type="float">
            <text:p>90619,798</text:p>
          </table:table-cell>
          <table:table-cell table:formula="of:=[.$E$5] * ([.N6]/[.$D$5])^(1/[.$G$19])" office:value-type="float" office:value="1.1555384394775" calcext:value-type="float">
            <text:p>1,156</text:p>
          </table:table-cell>
          <table:table-cell table:formula="of:=([.$D$5]/[.$E$5]) * ([.$G$19]/([.$G$19]-1)) * (([.N6]/[.$D$5])^(([.$G$19] - 1)/[.$G$19]) -1)" office:value-type="float" office:value="-328.597618971898" calcext:value-type="float">
            <text:p>-328,598</text:p>
          </table:table-cell>
          <table:table-cell table:formula="of:=[.$O$3] / ([.O6] * [.E21] )" office:value-type="float" office:value="10.8634306106037" calcext:value-type="float">
            <text:p>10,863</text:p>
          </table:table-cell>
          <table:table-cell table:formula="of:=(([.Q6]^2)-([.$Q$5]^2))/2" office:value-type="float" office:value="16.1535169783663" calcext:value-type="float">
            <text:p>16,154</text:p>
          </table:table-cell>
        </table:table-row>
        <table:table-row table:style-name="ro1">
          <table:table-cell/>
          <table:table-cell office:value-type="float" office:value="3" calcext:value-type="float">
            <text:p>3,000</text:p>
          </table:table-cell>
          <table:table-cell office:value-type="float" office:value="-16" calcext:value-type="float">
            <text:p>-16,000</text:p>
          </table:table-cell>
          <table:table-cell table:formula="of:=[.$H$16]+([.$G$16]*[.$D$16]*[.C7]*0.01)" office:value-type="float" office:value="90034.75824" calcext:value-type="float">
            <text:p>90034,758</text:p>
          </table:table-cell>
          <table:table-cell table:formula="of:=[.$E$5] * ([.D7]/[.$D$5])^(1/[.$G$19])" office:value-type="float" office:value="1.15020484484655" calcext:value-type="float">
            <text:p>1,150</text:p>
          </table:table-cell>
          <table:table-cell table:formula="of:=([.$D$5]/[.$E$5]) *  ([.$G$19]/([.$G$19]-1))  * ( ([.D7]/[.$D$5])^(([.$G$19] - 1) / [.$G$19] ) - 1 )" office:value-type="float" office:value="-836.061073437177" calcext:value-type="float">
            <text:p>-836,061</text:p>
          </table:table-cell>
          <table:table-cell table:formula="of:=[.$E$3] / ([.E7] * [.E22])" office:value-type="float" office:value="63.2134095087425" calcext:value-type="float">
            <text:p>63,213</text:p>
          </table:table-cell>
          <table:table-cell table:formula="of:=(([.G7]^2)-([.$G$5]^2))/2" office:value-type="float" office:value="1421.03255569402" calcext:value-type="float">
            <text:p>1421,033</text:p>
          </table:table-cell>
          <table:table-cell table:formula="of:=[.F7]-[.F6]" office:value-type="float" office:value="-423.049046428011" calcext:value-type="float">
            <text:p>-423,049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-15.5" calcext:value-type="float">
            <text:p>-15,500</text:p>
          </table:table-cell>
          <table:table-cell table:formula="of:=[.$H$16]+([.$G$16]*[.$D$16]*[.M7]*0.01)" office:value-type="float" office:value="90083.51154" calcext:value-type="float">
            <text:p>90083,512</text:p>
          </table:table-cell>
          <table:table-cell table:formula="of:=[.$E$5] * ([.N7]/[.$D$5])^(1/[.$G$19])" office:value-type="float" office:value="1.15064968848337" calcext:value-type="float">
            <text:p>1,151</text:p>
          </table:table-cell>
          <table:table-cell table:formula="of:=([.$D$5]/[.$E$5]) * ([.$G$19]/([.$G$19]-1)) * (([.N7]/[.$D$5])^(([.$G$19] - 1)/[.$G$19]) -1)" office:value-type="float" office:value="-793.682644329008" calcext:value-type="float">
            <text:p>-793,683</text:p>
          </table:table-cell>
          <table:table-cell table:formula="of:=[.$O$3] / ([.O7] * [.E22] )" office:value-type="float" office:value="17.2215094180415" calcext:value-type="float">
            <text:p>17,222</text:p>
          </table:table-cell>
          <table:table-cell table:formula="of:=(([.Q7]^2)-([.$Q$5]^2))/2" office:value-type="float" office:value="105.436647980511" calcext:value-type="float">
            <text:p>105,437</text:p>
          </table:table-cell>
        </table:table-row>
        <table:table-row table:style-name="ro1">
          <table:table-cell/>
          <table:table-cell office:value-type="float" office:value="4" calcext:value-type="float">
            <text:p>4,000</text:p>
          </table:table-cell>
          <table:table-cell office:value-type="float" office:value="-62" calcext:value-type="float">
            <text:p>-62,000</text:p>
          </table:table-cell>
          <table:table-cell table:formula="of:=[.$H$16]+([.$G$16]*[.$D$16]*[.C8]*0.01)" office:value-type="float" office:value="85549.45464" calcext:value-type="float">
            <text:p>85549,455</text:p>
          </table:table-cell>
          <table:table-cell table:formula="of:=[.$E$5] * ([.D8]/[.$D$5])^(1/[.$G$19])" office:value-type="float" office:value="1.10897838173184" calcext:value-type="float">
            <text:p>1,109</text:p>
          </table:table-cell>
          <table:table-cell table:formula="of:=([.$D$5]/[.$E$5]) *  ([.$G$19]/([.$G$19]-1))  * ( ([.D8]/[.$D$5])^(([.$G$19] - 1) / [.$G$19] ) - 1 )" office:value-type="float" office:value="-4807.05582699768" calcext:value-type="float">
            <text:p>-4807,056</text:p>
          </table:table-cell>
          <table:table-cell table:formula="of:=[.$E$3] / ([.E8] * [.E23])" office:value-type="float" office:value="103.768885916383" calcext:value-type="float">
            <text:p>103,769</text:p>
          </table:table-cell>
          <table:table-cell table:formula="of:=(([.G8]^2)-([.$G$5]^2))/2" office:value-type="float" office:value="4807.05582699768" calcext:value-type="float">
            <text:p>4807,056</text:p>
          </table:table-cell>
          <table:table-cell table:formula="of:=[.F8]-[.F7]" office:value-type="float" office:value="-3970.9947535605" calcext:value-type="float">
            <text:p>-3970,995</text:p>
          </table:table-cell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-61.5" calcext:value-type="float">
            <text:p>-61,500</text:p>
          </table:table-cell>
          <table:table-cell table:formula="of:=[.$H$16]+([.$G$16]*[.$D$16]*[.M8]*0.01)" office:value-type="float" office:value="85598.20794" calcext:value-type="float">
            <text:p>85598,208</text:p>
          </table:table-cell>
          <table:table-cell table:formula="of:=[.$E$5] * ([.N8]/[.$D$5])^(1/[.$G$19])" office:value-type="float" office:value="1.10942976605006" calcext:value-type="float">
            <text:p>1,109</text:p>
          </table:table-cell>
          <table:table-cell table:formula="of:=([.$D$5]/[.$E$5]) * ([.$G$19]/([.$G$19]-1)) * (([.N8]/[.$D$5])^(([.$G$19] - 1)/[.$G$19]) -1)" office:value-type="float" office:value="-4763.10241792599" calcext:value-type="float">
            <text:p>-4763,102</text:p>
          </table:table-cell>
          <table:table-cell table:formula="of:=[.$O$3] / ([.O8] * [.E23] )" office:value-type="float" office:value="28.2696447047848" calcext:value-type="float">
            <text:p>28,270</text:p>
          </table:table-cell>
          <table:table-cell table:formula="of:=(([.Q8]^2)-([.$Q$5]^2))/2" office:value-type="float" office:value="356.732860530049" calcext:value-type="float">
            <text:p>356,733</text:p>
          </table:table-cell>
        </table:table-row>
        <table:table-row table:style-name="ro1">
          <table:table-cell/>
          <table:table-cell office:value-type="float" office:value="5" calcext:value-type="float">
            <text:p>5,000</text:p>
          </table:table-cell>
          <table:table-cell office:value-type="float" office:value="-15.8" calcext:value-type="float">
            <text:p>-15,800</text:p>
          </table:table-cell>
          <table:table-cell table:formula="of:=[.$H$16]+([.$G$16]*[.$D$16]*[.C9]*0.01)" office:value-type="float" office:value="90054.25956" calcext:value-type="float">
            <text:p>90054,260</text:p>
          </table:table-cell>
          <table:table-cell table:formula="of:=[.$E$5] * ([.D9]/[.$D$5])^(1/[.$G$19])" office:value-type="float" office:value="1.15038279055798" calcext:value-type="float">
            <text:p>1,150</text:p>
          </table:table-cell>
          <table:table-cell table:formula="of:=([.$D$5]/[.$E$5]) *  ([.$G$19]/([.$G$19]-1))  * ( ([.D9]/[.$D$5])^(([.$G$19] - 1) / [.$G$19] ) - 1 )" office:value-type="float" office:value="-819.107735321961" calcext:value-type="float">
            <text:p>-819,108</text:p>
          </table:table-cell>
          <table:table-cell table:formula="of:=[.$E$3] / ([.E9] * [.E24])" office:value-type="float" office:value="153.812357402317" calcext:value-type="float">
            <text:p>153,812</text:p>
          </table:table-cell>
          <table:table-cell table:formula="of:=(([.G9]^2)-([.$G$5]^2))/2" office:value-type="float" office:value="11252.1856296631" calcext:value-type="float">
            <text:p>11252,186</text:p>
          </table:table-cell>
          <table:table-cell table:formula="of:=[.F9]-[.F8]" office:value-type="float" office:value="3987.94809167572" calcext:value-type="float">
            <text:p>3987,948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-16" calcext:value-type="float">
            <text:p>-16,000</text:p>
          </table:table-cell>
          <table:table-cell table:formula="of:=[.$H$16]+([.$G$16]*[.$D$16]*[.M9]*0.01)" office:value-type="float" office:value="90034.75824" calcext:value-type="float">
            <text:p>90034,758</text:p>
          </table:table-cell>
          <table:table-cell table:formula="of:=[.$E$5] * ([.N9]/[.$D$5])^(1/[.$G$19])" office:value-type="float" office:value="1.15020484484655" calcext:value-type="float">
            <text:p>1,150</text:p>
          </table:table-cell>
          <table:table-cell table:formula="of:=([.$D$5]/[.$E$5]) * ([.$G$19]/([.$G$19]-1)) * (([.N9]/[.$D$5])^(([.$G$19] - 1)/[.$G$19]) -1)" office:value-type="float" office:value="-836.061073437177" calcext:value-type="float">
            <text:p>-836,061</text:p>
          </table:table-cell>
          <table:table-cell table:formula="of:=[.$O$3] / ([.O9] * [.E24] )" office:value-type="float" office:value="41.9264741845653" calcext:value-type="float">
            <text:p>41,926</text:p>
          </table:table-cell>
          <table:table-cell table:formula="of:=(([.Q9]^2)-([.$Q$5]^2))/2" office:value-type="float" office:value="836.061073437177" calcext:value-type="float">
            <text:p>836,061</text:p>
          </table:table-cell>
        </table:table-row>
        <table:table-row table:style-name="ro1">
          <table:table-cell/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formula="of:=[.$H$16]+([.$G$16]*[.$D$16]*[.C10]*0.01)" office:value-type="float" office:value="92082.39684" calcext:value-type="float">
            <text:p>92082,397</text:p>
          </table:table-cell>
          <table:table-cell table:formula="of:=[.$E$5] * ([.D10]/[.$D$5])^(1/[.$G$19])" office:value-type="float" office:value="1.16882960025602" calcext:value-type="float">
            <text:p>1,169</text:p>
          </table:table-cell>
          <table:table-cell table:formula="of:=([.$D$5]/[.$E$5]) *  ([.$G$19]/([.$G$19]-1))  * ( ([.D10]/[.$D$5])^(([.$G$19] - 1) / [.$G$19] ) - 1 )" office:value-type="float" office:value="929.902360238898" calcext:value-type="float">
            <text:p>929,902</text:p>
          </table:table-cell>
          <table:table-cell table:formula="of:=[.$E$3] / ([.E10] * [.E25])" office:value-type="float" office:value="86.8829464593859" calcext:value-type="float">
            <text:p>86,883</text:p>
          </table:table-cell>
          <table:table-cell table:formula="of:=(([.G10]^2)-([.$G$5]^2))/2" office:value-type="float" office:value="3197.3881775663" calcext:value-type="float">
            <text:p>3197,388</text:p>
          </table:table-cell>
          <table:table-cell table:formula="of:=[.F10]-[.F9]" office:value-type="float" office:value="1749.01009556086" calcext:value-type="float">
            <text:p>1749,010</text:p>
          </table:table-cell>
          <table:table-cell table:number-columns-repeated="2"/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formula="of:=[.$H$16]+([.$G$16]*[.$D$16]*[.M10]*0.01)" office:value-type="float" office:value="92082.39684" calcext:value-type="float">
            <text:p>92082,397</text:p>
          </table:table-cell>
          <table:table-cell table:formula="of:=[.$E$5] * ([.N10]/[.$D$5])^(1/[.$G$19])" office:value-type="float" office:value="1.16882960025602" calcext:value-type="float">
            <text:p>1,169</text:p>
          </table:table-cell>
          <table:table-cell table:formula="of:=([.$D$5]/[.$E$5]) * ([.$G$19]/([.$G$19]-1)) * (([.N10]/[.$D$5])^(([.$G$19] - 1)/[.$G$19]) -1)" office:value-type="float" office:value="929.902360238898" calcext:value-type="float">
            <text:p>929,902</text:p>
          </table:table-cell>
          <table:table-cell table:formula="of:=[.$O$3] / ([.O10] * [.E25] )" office:value-type="float" office:value="23.6790606873737" calcext:value-type="float">
            <text:p>23,679</text:p>
          </table:table-cell>
          <table:table-cell table:formula="of:=(([.Q10]^2)-([.$Q$5]^2))/2" office:value-type="float" office:value="237.49541218083" calcext:value-type="float">
            <text:p>237,495</text:p>
          </table:table-cell>
        </table:table-row>
        <table:table-row table:style-name="ro1">
          <table:table-cell/>
          <table:table-cell office:value-type="float" office:value="7" calcext:value-type="float">
            <text:p>7,000</text:p>
          </table:table-cell>
          <table:table-cell office:value-type="float" office:value="13" calcext:value-type="float">
            <text:p>13,000</text:p>
          </table:table-cell>
          <table:table-cell table:formula="of:=[.$H$16]+([.$G$16]*[.$D$16]*[.C11]*0.01)" office:value-type="float" office:value="92862.44964" calcext:value-type="float">
            <text:p>92862,450</text:p>
          </table:table-cell>
          <table:table-cell table:formula="of:=[.$E$5] * ([.D11]/[.$D$5])^(1/[.$G$19])" office:value-type="float" office:value="1.17589353306938" calcext:value-type="float">
            <text:p>1,176</text:p>
          </table:table-cell>
          <table:table-cell table:formula="of:=([.$D$5]/[.$E$5]) *  ([.$G$19]/([.$G$19]-1))  * ( ([.D11]/[.$D$5])^(([.$G$19] - 1) / [.$G$19] ) - 1 )" office:value-type="float" office:value="1595.27236057829" calcext:value-type="float">
            <text:p>1595,272</text:p>
          </table:table-cell>
          <table:table-cell table:formula="of:=[.$E$3] / ([.E11] * [.E26])" office:value-type="float" office:value="72.5672421505517" calcext:value-type="float">
            <text:p>72,567</text:p>
          </table:table-cell>
          <table:table-cell table:formula="of:=(([.G11]^2)-([.$G$5]^2))/2" office:value-type="float" office:value="2056.06730150244" calcext:value-type="float">
            <text:p>2056,067</text:p>
          </table:table-cell>
          <table:table-cell table:formula="of:=[.F11]-[.F10]" office:value-type="float" office:value="665.370000339391" calcext:value-type="float">
            <text:p>665,370</text:p>
          </table:table-cell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3" calcext:value-type="float">
            <text:p>13,000</text:p>
          </table:table-cell>
          <table:table-cell table:formula="of:=[.$H$16]+([.$G$16]*[.$D$16]*[.M11]*0.01)" office:value-type="float" office:value="92862.44964" calcext:value-type="float">
            <text:p>92862,450</text:p>
          </table:table-cell>
          <table:table-cell table:formula="of:=[.$E$5] * ([.N11]/[.$D$5])^(1/[.$G$19])" office:value-type="float" office:value="1.17589353306938" calcext:value-type="float">
            <text:p>1,176</text:p>
          </table:table-cell>
          <table:table-cell table:formula="of:=([.$D$5]/[.$E$5]) * ([.$G$19]/([.$G$19]-1)) * (([.N11]/[.$D$5])^(([.$G$19] - 1)/[.$G$19]) -1)" office:value-type="float" office:value="1595.27236057829" calcext:value-type="float">
            <text:p>1595,272</text:p>
          </table:table-cell>
          <table:table-cell table:formula="of:=[.$O$3] / ([.O11] * [.E26] )" office:value-type="float" office:value="19.7774615252201" calcext:value-type="float">
            <text:p>19,777</text:p>
          </table:table-cell>
          <table:table-cell table:formula="of:=(([.Q11]^2)-([.$Q$5]^2))/2" office:value-type="float" office:value="152.720446853446" calcext:value-type="float">
            <text:p>152,720</text:p>
          </table:table-cell>
        </table:table-row>
        <table:table-row table:style-name="ro1">
          <table:table-cell/>
          <table:table-cell office:value-type="float" office:value="8" calcext:value-type="float">
            <text:p>8,000</text:p>
          </table:table-cell>
          <table:table-cell office:value-type="float" office:value="15" calcext:value-type="float">
            <text:p>15,000</text:p>
          </table:table-cell>
          <table:table-cell table:formula="of:=[.$H$16]+([.$G$16]*[.$D$16]*[.C12]*0.01)" office:value-type="float" office:value="93057.46284" calcext:value-type="float">
            <text:p>93057,463</text:p>
          </table:table-cell>
          <table:table-cell table:formula="of:=[.$E$5] * ([.D12]/[.$D$5])^(1/[.$G$19])" office:value-type="float" office:value="1.17765686327535" calcext:value-type="float">
            <text:p>1,178</text:p>
          </table:table-cell>
          <table:table-cell table:formula="of:=([.$D$5]/[.$E$5]) *  ([.$G$19]/([.$G$19]-1))  * ( ([.D12]/[.$D$5])^(([.$G$19] - 1) / [.$G$19] ) - 1 )" office:value-type="float" office:value="1760.99069165493" calcext:value-type="float">
            <text:p>1760,991</text:p>
          </table:table-cell>
          <table:table-cell table:formula="of:=[.$E$3] / ([.E12] * [.E27])" office:value-type="float" office:value="58.6914544202209" calcext:value-type="float">
            <text:p>58,691</text:p>
          </table:table-cell>
          <table:table-cell table:formula="of:=(([.G12]^2)-([.$G$5]^2))/2" office:value-type="float" office:value="1145.40839581447" calcext:value-type="float">
            <text:p>1145,408</text:p>
          </table:table-cell>
          <table:table-cell table:formula="of:=[.F12]-[.F11]" office:value-type="float" office:value="165.71833107664" calcext:value-type="float">
            <text:p>165,718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14.5" calcext:value-type="float">
            <text:p>14,500</text:p>
          </table:table-cell>
          <table:table-cell table:formula="of:=[.$H$16]+([.$G$16]*[.$D$16]*[.M12]*0.01)" office:value-type="float" office:value="93008.70954" calcext:value-type="float">
            <text:p>93008,710</text:p>
          </table:table-cell>
          <table:table-cell table:formula="of:=[.$E$5] * ([.N12]/[.$D$5])^(1/[.$G$19])" office:value-type="float" office:value="1.17721612978595" calcext:value-type="float">
            <text:p>1,177</text:p>
          </table:table-cell>
          <table:table-cell table:formula="of:=([.$D$5]/[.$E$5]) * ([.$G$19]/([.$G$19]-1)) * (([.N12]/[.$D$5])^(([.$G$19] - 1)/[.$G$19]) -1)" office:value-type="float" office:value="1719.58438185803" calcext:value-type="float">
            <text:p>1719,584</text:p>
          </table:table-cell>
          <table:table-cell table:formula="of:=[.$O$3] / ([.O12] * [.E27] )" office:value-type="float" office:value="16.0017457295062" calcext:value-type="float">
            <text:p>16,002</text:p>
          </table:table-cell>
          <table:table-cell table:formula="of:=(([.Q12]^2)-([.$Q$5]^2))/2" office:value-type="float" office:value="85.174387858551" calcext:value-type="float">
            <text:p>85,174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7"/>
        </table:table-row>
        <table:table-row table:style-name="ro1">
          <table:table-cell table:number-columns-repeated="9"/>
          <table:table-cell table:formula="of:=(([.E20]*[.E5])/([.E24]*[.E9]))^2" office:value-type="float" office:value="20.5033848420975" calcext:value-type="float">
            <text:p>20,503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ho H2O</text:p>
          </table:table-cell>
          <table:table-cell office:value-type="string" calcext:value-type="string">
            <text:p>rho Hg</text:p>
          </table:table-cell>
          <table:table-cell office:value-type="string" calcext:value-type="string">
            <text:p>patm h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tm Pa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997" calcext:value-type="float">
            <text:p>997,000</text:p>
          </table:table-cell>
          <table:table-cell office:value-type="float" office:value="13534" calcext:value-type="float">
            <text:p>13534,000</text:p>
          </table:table-cell>
          <table:table-cell office:value-type="float" office:value="0.692" calcext:value-type="float">
            <text:p>0,692</text:p>
          </table:table-cell>
          <table:table-cell office:value-type="float" office:value="9.78" calcext:value-type="float">
            <text:p>9,780</text:p>
          </table:table-cell>
          <table:table-cell table:formula="of:=[.F16]*[.G16]*[.E16]" office:value-type="float" office:value="91594.86384" calcext:value-type="float">
            <text:p>91594,864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10"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 table:number-columns-repeated="8"/>
          <table:table-cell table:style-name="Default" table:formula="of:=SUM( [.E5:.E9])" office:value-type="float" office:value="5.72321620896176" calcext:value-type="float">
            <text:p>5,72321620896176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Ponto</text:p>
          </table:table-cell>
          <table:table-cell table:style-name="Default" office:value-type="string" calcext:value-type="string">
            <text:p>L (mm)</text:p>
          </table:table-cell>
          <table:table-cell table:style-name="Default" office:value-type="string" calcext:value-type="string">
            <text:p>D (mm)</text:p>
          </table:table-cell>
          <table:table-cell table:style-name="Default" office:value-type="string" calcext:value-type="string">
            <text:p>A m^2</text:p>
          </table:table-cell>
          <table:table-cell table:style-name="Default" office:value-type="string" calcext:value-type="string">
            <text:p>gamma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table:number-columns-repeated="3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table:formula="of:=PI() * ( [.D20] * 0.001 /2)^2" office:value-type="float" office:value="0.00220618344098343" calcext:value-type="float">
            <text:p>0,00220618344098343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PI() * ( [.D21] * 0.001 /2)^2" office:value-type="float" office:value="0.00188574099031727" calcext:value-type="float">
            <text:p>0,00188574099031727</text:p>
          </table:table-cell>
          <table:table-cell table:style-name="Default" table:number-columns-repeated="4"/>
          <table:table-cell table:style-name="Default" table:formula="of:=2  * ([.D9] - [.D5]) / SUM( [.E5:.E9])" office:value-type="float" office:value="-330.518360819217" calcext:value-type="float">
            <text:p>-330,518360819217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table:formula="of:=PI() * ( [.D22] * 0.001 /2)^2" office:value-type="float" office:value="0.00119459060652752" calcext:value-type="float">
            <text:p>0,00119459060652752</text:p>
          </table:table-cell>
          <table:table-cell table:style-name="Default" table:number-columns-repeated="4"/>
          <table:table-cell table:style-name="Default" table:formula="of:= SQRT(2  * ( ([.D9] - [.D5]) / SUM( [.E5:.E9]) ) / (1 - (([.E20]*[.E5])/([.E24]*[.E9]))^2))" office:value-type="float" office:value="4.11663914984111" calcext:value-type="float">
            <text:p>4,11663914984111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PI() * ( [.D23] * 0.001 /2)^2" office:value-type="float" office:value="0.000754767635024948" calcext:value-type="float">
            <text:p>0,000754767635024948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formula="of:=PI() * ( [.D24] * 0.001 /2)^2" office:value-type="float" office:value="0.000490873852123405" calcext:value-type="float">
            <text:p>0,000490873852123405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formula="of:=PI() * ( [.D25] * 0.001 /2)^2" office:value-type="float" office:value="0.000855298599939821" calcext:value-type="float">
            <text:p>0,000855298599939821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PI() * ( [.D26] * 0.001 /2)^2" office:value-type="float" office:value="0.00101787601976309" calcext:value-type="float">
            <text:p>0,00101787601976309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formula="of:=PI() * ( [.D27] * 0.001 /2)^2" office:value-type="float" office:value="0.00125663706143592" calcext:value-type="float">
            <text:p>0,00125663706143592</text:p>
          </table:table-cell>
          <table:table-cell table:style-name="Default" table:number-columns-repeated="5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22:17:35.760000000</dc:date>
    <dc:creator>Luiz Dembicki</dc:creator>
    <meta:editing-duration>PT12M15S</meta:editing-duration>
    <meta:editing-cycles>2</meta:editing-cycles>
    <meta:generator>LibreOffice/7.3.4.2$Windows_X86_64 LibreOffice_project/728fec16bd5f605073805c3c9e7c4212a0120dc5</meta:generator>
    <meta:document-statistic meta:table-count="1" meta:cell-count="19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27cm" svg:height="10.681cm" xlink:href=".." xlink:type="simple" chart:class="chart:scatter" chart:style-name="ch1">
        <chart:legend chart:legend-position="end" svg:x="13.91cm" svg:y="9.051cm" style:legend-expansion="custom" svg:width="1.504cm" svg:height="1.096cm" style:legend-expansion-aspect-ratio="1.37226277372263" chart:style-name="ch2"/>
        <chart:plot-area chart:style-name="ch3" table:cell-range-address="Planilha1.B5:Planilha1.B12 Planilha1.F5:Planilha1.F12 Planilha1.H5:Planilha1.H12" chart:data-source-has-labels="row" svg:x="0.356cm" svg:y="0.316cm" svg:width="16.147cm" svg:height="8.823cm">
          <chart:coordinate-region svg:x="2.195cm" svg:y="0.515cm" svg:width="13.883cm" svg:height="8.425cm"/>
          <chart:axis chart:dimension="x" chart:name="primary-x" chart:style-name="ch4">
            <chart:title svg:x="7.948cm" svg:y="9.352cm" chart:style-name="ch5">
              <text:p>Ponto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cm" svg:y="5.353cm" chart:style-name="ch8">
              <text:p>Energia
(J / kg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F5:Planilha1.F12" loext:label-string="ep" chart:class="chart:scatter">
            <chart:domain table:cell-range-address="Planilha1.B5:Planilha1.B12"/>
            <chart:data-point chart:repeated="8"/>
          </chart:series>
          <chart:series chart:style-name="ch10" chart:values-cell-range-address="Planilha1.H5:Planilha1.H12" loext:label-string="ek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e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B5:Planilha1.B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27cm" svg:height="10.681cm" xlink:href=".." xlink:type="simple" chart:class="chart:scatter" chart:style-name="ch1">
        <chart:legend chart:legend-position="end" svg:x="13.683cm" svg:y="8.984cm" style:legend-expansion="custom" svg:width="1.504cm" svg:height="1.096cm" style:legend-expansion-aspect-ratio="1.37226277372263" chart:style-name="ch2"/>
        <chart:plot-area chart:style-name="ch3" table:cell-range-address="Planilha1.L5:Planilha1.L12 Planilha1.P5:Planilha1.P12 Planilha1.R5:Planilha1.R12" chart:data-source-has-labels="row" svg:x="0.436cm" svg:y="0.316cm" svg:width="16.066cm" svg:height="8.823cm">
          <chart:coordinate-region svg:x="2.195cm" svg:y="0.515cm" svg:width="13.882cm" svg:height="8.425cm"/>
          <chart:axis chart:dimension="x" chart:name="primary-x" chart:style-name="ch4">
            <chart:title svg:x="7.988cm" svg:y="9.352cm" chart:style-name="ch5">
              <text:p>Ponto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cm" svg:y="5.353cm" chart:style-name="ch8">
              <text:p>Energia
(J / kg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P5:Planilha1.P12" loext:label-string="ep" chart:class="chart:scatter">
            <chart:domain table:cell-range-address="Planilha1.L5:Planilha1.L12"/>
            <chart:data-point chart:repeated="8"/>
          </chart:series>
          <chart:series chart:style-name="ch10" chart:values-cell-range-address="Planilha1.R5:Planilha1.R12" loext:label-string="ek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e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L5:Planilha1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